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59mm"/>
    </style:style>
    <style:style style:name="co2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make a website at CA</text:p>
          </table:table-cell>
          <table:table-cell office:value-type="string" calcext:value-type="string">
            <text:p>A1=decentralized principl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ke the website according to P(P=P(project+A1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eploy the website into the web</text:p>
          </table:table-cell>
          <table:table-cell office:value-type="string" calcext:value-type="string">
            <text:p>web: contains various P’s from another persons</text:p>
          </table:table-cell>
          <table:table-cell table:style-name="Default" office:value-type="string" calcext:value-type="string">
            <text:p>person = peer at the web</text:p>
          </table:table-cell>
          <table:table-cell office:value-type="string" calcext:value-type="string">
            <text:p>peer = entity.namefunction(generated.potential - (distributed.potential – consumed.potential)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fpeerseed: distributed.potential = (generated.potential – consumed.potential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fpeerseed &gt; 1: peer + (ifpperseed / peer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or.ifpeerseed &gt; 1: (gain.after.function+(peer) = peer)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er = </text:p>
          </table:table-cell>
          <table:table-cell table:style-name="ce3" table:formula="of:=SUM([.D16]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peerseed = </text:p>
          </table:table-cell>
          <table:table-cell table:style-name="ce3" table:formula="of:=SUM([.D13]=([.D16]-[.D14])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distributed.potential = 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ed.potential = 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generation.potential = </text:p>
          </table:table-cell>
          <table:table-cell table:style-name="ce4" table:formula="of:=SUM([.D13]+[.D14]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ity.namefunction = </text:p>
          </table:table-cell>
          <table:table-cell table:style-name="ce4" table:formula="of:=SUM([.D16]-([.D13]-[.D14])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peerseed &gt; 1 : </text:p>
          </table:table-cell>
          <table:table-cell table:style-name="ce3" table:formula="of:=SUM([.D10]+([.D11]/[.D10]))" office:value-type="float" office:value="50.02" calcext:value-type="float">
            <text:p>50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in.afterfunction : </text:p>
          </table:table-cell>
          <table:table-cell table:style-name="ce3" table:formula="of:=SUM([.D18]-[.D10])" office:value-type="float" office:value="0.0200000000000031" calcext:value-type="float">
            <text:p>0.0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r.ifpeerseed &gt; 1 : </text:p>
          </table:table-cell>
          <table:table-cell table:style-name="ce3" table:formula="of:=SUM(([.D19]+[.D10])*[.D11])" office:value-type="float" office:value="50.02" calcext:value-type="float">
            <text:p>50.02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09:01:13.044663110</meta:creation-date>
    <dc:date>2017-01-14T10:08:01.618848196</dc:date>
    <meta:editing-duration>PT32M43S</meta:editing-duration>
    <meta:editing-cycles>6</meta:editing-cycles>
    <meta:generator>LibreOffice/5.1.4.2$Linux_X86_64 LibreOffice_project/10m0$Build-2</meta:generator>
    <meta:document-statistic meta:table-count="1" meta:cell-count="28" meta:object-count="0"/>
  </office:meta>
</office:document-meta>
</file>